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2cm" svg:height="8.489cm" svg:x="0.008cm" svg:y="1.0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5:47:30.920891758</dc:date>
    <meta:editing-duration>PT3M7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3cm" svg:height="8.49cm" xlink:href="." xlink:type="simple" chart:class="chart:scatter" chart:style-name="ch1">
        <chart:plot-area chart:style-name="ch2" chart:data-source-has-labels="both" svg:x="0.301cm" svg:y="0.169cm" svg:width="14.491cm" svg:height="8.152cm">
          <chart:coordinate-region svg:x="0.843cm" svg:y="0.368cm" svg:width="13.855cm" svg:height="7.754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836973318117689">
                <text:p>-0.836973318117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654429724189628">
                <text:p>-0.6544297241896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469303395120693">
                <text:p>-0.469303395120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282324939955543">
                <text:p>-0.282324939955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188371558587941">
                <text:p>-0.188371558587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0942322772343852">
                <text:p>-0.0942322772343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942322772343848">
                <text:p>0.09423227723438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54429724189627">
                <text:p>0.6544297241896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836973318117687">
                <text:p>0.8369733181176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836973318117689">
                <text:p>0.8369733181176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65442972418963">
                <text:p>0.654429724189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282324939955545">
                <text:p>0.282324939955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0942322772343849">
                <text:p>0.09423227723438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5.51091059616309E-016">
                <text:p>5.51091059616309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